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87mm"/>
    </style:style>
    <style:style style:name="co2" style:family="table-column">
      <style:table-column-properties fo:break-before="auto" style:column-width="37.61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9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3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3" office:value-type="string" calcext:value-type="string">
            <text:p>Mutacja 1</text:p>
          </table:table-cell>
          <table:table-cell table:style-name="ce3" office:value-type="string" calcext:value-type="string">
            <text:p>Mutacja 2</text:p>
          </table:table-cell>
          <table:table-cell table:style-name="ce3" office:value-type="string" calcext:value-type="string">
            <text:p>Mutacja 3</text:p>
          </table:table-cell>
          <table:table-cell table:style-name="ce3" office:value-type="string" calcext:value-type="string">
            <text:p>Mutacja 4</text:p>
          </table:table-cell>
          <table:table-cell table:style-name="ce3" office:value-type="string" calcext:value-type="string">
            <text:p>Mutacja 5</text:p>
          </table:table-cell>
          <table:table-cell table:style-name="ce3" office:value-type="string" calcext:value-type="string">
            <text:p>Crossover</text:p>
          </table:table-cell>
          <table:table-cell table:style-name="ce13" table:number-columns-repeated="1006"/>
          <table:table-cell table:number-columns-repeated="12"/>
        </table:table-row>
        <table:table-row table:style-name="ro1">
          <table:table-cell table:style-name="ce16" office:value-type="percentage" office:value="0.395914066979257" calcext:value-type="percentage">
            <text:p>39,59%</text:p>
          </table:table-cell>
          <table:table-cell table:style-name="ce7" office:value-type="percentage" office:value="0.172808035216129" calcext:value-type="percentage">
            <text:p>17,28%</text:p>
          </table:table-cell>
          <table:table-cell table:style-name="ce7" office:value-type="percentage" office:value="0.165941820093104" calcext:value-type="percentage">
            <text:p>16,59%</text:p>
          </table:table-cell>
          <table:table-cell table:style-name="ce7" office:value-type="percentage" office:value="0.247903614153188" calcext:value-type="percentage">
            <text:p>24,79%</text:p>
          </table:table-cell>
          <table:table-cell table:style-name="ce7" office:value-type="percentage" office:value="0.408302923678102" calcext:value-type="percentage">
            <text:p>40,83%</text:p>
          </table:table-cell>
          <table:table-cell table:style-name="ce10" office:value-type="percentage" office:value="0.156758170387492" calcext:value-type="percentage">
            <text:p>15,68%</text:p>
          </table:table-cell>
          <table:table-cell table:style-name="ce13" table:number-columns-repeated="1006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Mutacja 1 + C</text:p>
          </table:table-cell>
          <table:table-cell table:style-name="ce17" office:value-type="string" calcext:value-type="string">
            <text:p>Mutacja 2 + C</text:p>
          </table:table-cell>
          <table:table-cell table:style-name="ce17" office:value-type="string" calcext:value-type="string">
            <text:p>Mutacja 3 + C</text:p>
          </table:table-cell>
          <table:table-cell table:style-name="ce17" office:value-type="string" calcext:value-type="string">
            <text:p>Mutacja 4 + C</text:p>
          </table:table-cell>
          <table:table-cell table:style-name="ce17" office:value-type="string" calcext:value-type="string">
            <text:p>Mutacja 5 + C</text:p>
          </table:table-cell>
          <table:table-cell table:number-columns-repeated="1019"/>
        </table:table-row>
        <table:table-row table:style-name="ro2">
          <table:table-cell table:style-name="ce18" office:value-type="percentage" office:value="0.465258814275001" calcext:value-type="percentage">
            <text:p>46,53%</text:p>
          </table:table-cell>
          <table:table-cell table:style-name="ce22" office:value-type="percentage" office:value="0.323149981969114" calcext:value-type="percentage">
            <text:p>32,31%</text:p>
          </table:table-cell>
          <table:table-cell table:style-name="ce22" office:value-type="percentage" office:value="0.358596462687503" calcext:value-type="percentage">
            <text:p>35,86%</text:p>
          </table:table-cell>
          <table:table-cell table:style-name="ce22" office:value-type="percentage" office:value="0.348744215417545" calcext:value-type="percentage">
            <text:p>34,87%</text:p>
          </table:table-cell>
          <table:table-cell table:style-name="ce25" office:value-type="percentage" office:value="0.494219189555055" calcext:value-type="percentage">
            <text:p>49,42%</text:p>
          </table:table-cell>
          <table:table-cell table:style-name="ce28"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procentowa poprawa</text:p>
          </table:table-cell>
          <table:table-cell/>
          <table:table-cell table:style-name="ce24" office:value-type="string" calcext:value-type="string">
            <text:p>n</text:p>
          </table:table-cell>
          <table:table-cell table:style-name="ce24"/>
          <table:table-cell/>
          <table:table-cell table:style-name="ce30" office:value-type="string" calcext:value-type="string">
            <text:p>Ranking</text:p>
          </table:table-cell>
          <table:table-cell table:style-name="ce31" office:value-type="percentage" office:value="0.494219189555055" calcext:value-type="percentage">
            <text:p>49,42%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427375236393716" calcext:value-type="percentage">
            <text:p>42,74%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percentage" office:value="0.543663809034744" calcext:value-type="percentage">
            <text:p>54,37%</text:p>
          </table:table-cell>
          <table:table-cell/>
          <table:table-cell table:style-name="ce30" office:value-type="string" calcext:value-type="string">
            <text:p>First to Half</text:p>
          </table:table-cell>
          <table:table-cell table:style-name="ce31" office:value-type="percentage" office:value="0.430767277344738" calcext:value-type="percentage">
            <text:p>43,08%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453134772748419" calcext:value-type="percentage">
            <text:p>45,31%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6" office:value-type="percentage" office:value="0.516745513029958" calcext:value-type="percentage">
            <text:p>51,67%</text:p>
          </table:table-cell>
          <table:table-cell/>
          <table:table-cell table:style-name="ce30" office:value-type="string" calcext:value-type="string">
            <text:p>Every Other</text:p>
          </table:table-cell>
          <table:table-cell table:style-name="ce31" office:value-type="percentage" office:value="0.435514153232174" calcext:value-type="percentage">
            <text:p>43,55%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462782884240032" calcext:value-type="percentage">
            <text:p>46,28%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6" office:value-type="percentage" office:value="0.4942" calcext:value-type="percentage">
            <text:p>49,42%</text:p>
          </table:table-cell>
          <table:table-cell/>
          <table:table-cell table:style-name="ce30" office:value-type="string" calcext:value-type="string">
            <text:p>Random</text:p>
          </table:table-cell>
          <table:table-cell table:style-name="ce31" office:value-type="percentage" office:value="0.427481888841503" calcext:value-type="percentage">
            <text:p>42,75%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474334795562386" calcext:value-type="percentage">
            <text:p>47,43%</text:p>
          </table:table-cell>
          <table:table-cell/>
          <table:table-cell table:style-name="ce24" office:value-type="float" office:value="50" calcext:value-type="float">
            <text:p>50</text:p>
          </table:table-cell>
          <table:table-cell table:style-name="ce26" office:value-type="percentage" office:value="0.471399626011688" calcext:value-type="percentage">
            <text:p>47,14%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490241045834193" calcext:value-type="percentage">
            <text:p>49,02%</text:p>
          </table:table-cell>
          <table:table-cell/>
          <table:table-cell table:style-name="ce24" office:value-type="float" office:value="75" calcext:value-type="float">
            <text:p>75</text:p>
          </table:table-cell>
          <table:table-cell table:style-name="ce26" office:value-type="percentage" office:value="0.445559418264815" calcext:value-type="percentage">
            <text:p>44,56%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942" calcext:value-type="percentage">
            <text:p>49,42%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26" office:value-type="percentage" office:value="0.409364755910558" calcext:value-type="percentage">
            <text:p>40,94%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511737937073697" calcext:value-type="percentage">
            <text:p>51,17%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519142195439287" calcext:value-type="percentage">
            <text:p>51,91%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525671880918362" calcext:value-type="percentage">
            <text:p>52,57%</text:p>
          </table:table-cell>
          <table:table-cell table:number-columns-repeated="1022"/>
        </table:table-row>
        <calcext:conditional-formats>
          <calcext:conditional-format calcext:target-range-address="Sheet1.A2:Sheet1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6:Sheet1.D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6:Sheet1.E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6:Sheet1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5:Sheet1.E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16:34:33.528600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49:38.702804719</meta:creation-date>
    <dc:date>2019-02-19T00:27:12.977950695</dc:date>
    <meta:editing-duration>PT3H17M26S</meta:editing-duration>
    <meta:editing-cycles>3</meta:editing-cycles>
    <meta:generator>LibreOffice/6.1.3.2$Linux_X86_64 LibreOffice_project/10$Build-2</meta:generator>
    <meta:document-statistic meta:table-count="1" meta:cell-count="63" meta:object-count="0"/>
  </office:meta>
</office:document-meta>
</file>